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c3d1" officeooo:paragraph-rsid="0006c3d1"/>
    </style:style>
    <style:style style:name="P2" style:family="paragraph" style:parent-style-name="Standard">
      <style:text-properties officeooo:rsid="00065b2f" officeooo:paragraph-rsid="00065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o 1</text:p>
      <text:p text:style-name="P2"/>
      <text:p text:style-name="P2">Utilisé : Element</text:p>
      <text:p text:style-name="P2">Definir : Couple</text:p>
      <text:p text:style-name="P2">Description fonctionelle</text:p>
      <text:p text:style-name="P2"><text:tab/><text:tab/>CoupleCons : Element x Element → Couple</text:p>
      <text:p text:style-name="P2"><text:tab/><text:tab/>Premier : Couple → Element</text:p>
      <text:p text:style-name="P2"><text:tab/><text:tab/>Second : Couple → Element</text:p>
      <text:p text:style-name="P2"><text:tab/><text:tab/></text:p>
      <text:p text:style-name="P2"/>
      <text:p text:style-name="P1">Exo 3</text:p>
      <text:p text:style-name="P1">1) prendre la tête de F1 : Temp ← F1,Tetc()</text:p>
      <text:p text:style-name="P1"><text:tab/><text:tab/><text:tab/>f2enfiler(temp)</text:p>
      <text:p text:style-name="P1"/>
      <text:p text:style-name="P1">2) F1,enfiler(« # »)</text:p>
      <text:p text:style-name="P1"/>
      <text:p text:style-name="P1">3 Tq F1,tête() # « # »</text:p>
      <text:p text:style-name="P1"><text:tab/>si F1,tête() # temp</text:p>
      <text:p text:style-name="P1"><text:tab/>F1,enfiler(F1,tete())</text:p>
      <text:p text:style-name="P1"><text:tab/>F1,defiler()</text:p>
      <text:p text:style-name="P1">sinon F1,defiler(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8:29:29.391828400</meta:creation-date>
    <dc:date>2025-09-11T09:24:40.369201300</dc:date>
    <meta:editing-duration>PT21M20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7" meta:word-count="59" meta:character-count="341" meta:non-whitespace-character-count="284"/>
  </office:meta>
</office:document-meta>
</file>